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<text:s/>its<text:s/>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list its ratings</text:p>
        </text:list-item>
        <text:list-item>
          <text:p text:style-name="P9">User can list its movie lists</text:p>
        </text:list-item>
        <text:list-item>
          <text:p text:style-name="P10">User can search movies</text:p>
        </text:list-item>
        <text:list-item>
          <text:p text:style-name="P11">User can search other user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<text:s/>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crew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crew types (director,actor etc.)</text:p>
        </text:list-item>
        <text:list-item>
          <text:p text:style-name="P21">Admin can change role of a user</text:p>
        </text:list-item>
        <text:list-item>
          <text:p text:style-name="P22">Admin can add/remove/update social link field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1-29T14:13:00Z</dc:date>
    <meta:template xlink:href="Normal.dotm" xlink:type="simple"/>
    <meta:editing-cycles>13</meta:editing-cycles>
    <meta:editing-duration>PT6660S</meta:editing-duration>
    <meta:document-statistic meta:page-count="1" meta:paragraph-count="1" meta:word-count="104" meta:character-count="696" meta:row-count="4" meta:non-whitespace-character-count="593"/>
  </office:meta>
</office:document-meta>
</file>